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Courier 10 Pitch" svg:font-family="'Courier 10 Pitch'" style:font-adornments="Обычный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Thorndale AMT" svg:font-family="'Thorndale AMT'" style:font-family-generic="roman" style:font-pitch="variable"/>
    <style:font-face style:name="Times New Roman" svg:font-family="'Times New Roman'" style:font-adornments="cursiv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style:border-line-width-bottom="0.002cm 0.088cm 0.035cm" fo:padding="0cm" fo:border-left="none" fo:border-right="none" fo:border-top="none" fo:border-bottom="3.54pt double #000000" style:shadow="none"/>
      <style:text-properties fo:font-style="italic" style:font-style-asian="italic" style:font-style-complex="italic"/>
    </style:style>
    <style:style style:name="P2" style:family="paragraph" style:parent-style-name="Text_20_body">
      <style:text-properties officeooo:rsid="00243b71" officeooo:paragraph-rsid="00243b71"/>
    </style:style>
    <style:style style:name="P3" style:family="paragraph" style:parent-style-name="Text_20_body">
      <style:text-properties officeooo:rsid="002a73a4" officeooo:paragraph-rsid="002a73a4"/>
    </style:style>
    <style:style style:name="P4" style:family="paragraph" style:parent-style-name="Text_20_body">
      <style:text-properties officeooo:rsid="002c45b5" officeooo:paragraph-rsid="002c45b5"/>
    </style:style>
    <style:style style:name="P5" style:family="paragraph" style:parent-style-name="Text_20_body">
      <style:text-properties officeooo:rsid="002d51d5" officeooo:paragraph-rsid="002d51d5"/>
    </style:style>
    <style:style style:name="P6" style:family="paragraph" style:parent-style-name="Text_20_body">
      <style:text-properties officeooo:rsid="002e93c0" officeooo:paragraph-rsid="002e93c0"/>
    </style:style>
    <style:style style:name="P7" style:family="paragraph" style:parent-style-name="Code_20_input">
      <style:text-properties officeooo:paragraph-rsid="0025b8d1"/>
    </style:style>
    <style:style style:name="P8" style:family="paragraph" style:parent-style-name="Code_20_input">
      <style:text-properties officeooo:paragraph-rsid="00278be4"/>
    </style:style>
    <style:style style:name="P9" style:family="paragraph" style:parent-style-name="Code_20_input">
      <style:text-properties officeooo:paragraph-rsid="00341cf2"/>
    </style:style>
    <style:style style:name="P10" style:family="paragraph" style:parent-style-name="Code_20_input">
      <style:text-properties officeooo:paragraph-rsid="0035b8a1"/>
    </style:style>
    <style:style style:name="P11" style:family="paragraph" style:parent-style-name="Code_20_input">
      <style:text-properties officeooo:paragraph-rsid="00361994"/>
    </style:style>
    <style:style style:name="P12" style:family="paragraph" style:parent-style-name="Code_20_output">
      <style:text-properties officeooo:rsid="002e93c0"/>
    </style:style>
    <style:style style:name="P13" style:family="paragraph" style:parent-style-name="Heading_20_2">
      <style:text-properties officeooo:paragraph-rsid="002983d6"/>
    </style:style>
    <style:style style:name="P14" style:family="paragraph" style:parent-style-name="Heading_20_2">
      <style:text-properties officeooo:rsid="0036590f" officeooo:paragraph-rsid="0036590f"/>
    </style:style>
    <style:style style:name="P15" style:family="paragraph" style:parent-style-name="Heading_20_1">
      <style:text-properties officeooo:rsid="0023e133" officeooo:paragraph-rsid="0023e133"/>
    </style:style>
    <style:style style:name="T1" style:family="text">
      <style:text-properties fo:color="#000000" style:text-underline-style="none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38b849"/>
    </style:style>
    <style:style style:name="T5" style:family="text">
      <style:text-properties officeooo:rsid="003d39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Примеры</text:h>
      <text:p text:style-name="P7">if( notExistsVar ){ </text:p>
      <text:p text:style-name="P7"><text:tab/>1; </text:p>
      <text:p text:style-name="P7">} else { </text:p>
      <text:p text:style-name="P7"><text:tab/>2; </text:p>
      <text:p text:style-name="P7">}</text:p>
      <text:p text:style-name="Code_20_output">2</text:p>
      <text:h text:style-name="Heading_20_2" text:outline-level="2">listExtender</text:h>
      <text:p text:style-name="P7">var l = [ "a", "b", "c" ];</text:p>
      <text:p text:style-name="P7">l.size;</text:p>
      <text:p text:style-name="Code_20_output">3</text:p>
      <text:h text:style-name="P13" text:outline-level="2">mapExtender</text:h>
      <text:p text:style-name="P7">var m = { a:1, b:2, c:3 };</text:p>
      <text:p text:style-name="P7">m.size;</text:p>
      <text:p text:style-name="Code_20_output">3</text:p>
      <text:p text:style-name="Text_20_body"/>
      <text:p text:style-name="P7">var m = { a:1, b:2, c:3 };</text:p>
      <text:p text:style-name="P7">var k = m.keys;</text:p>
      <text:p text:style-name="P7">k.size;</text:p>
      <text:p text:style-name="Code_20_output">3</text:p>
      <text:p text:style-name="Text_20_body"/>
      <text:p text:style-name="P7">var m = { a:1, b:2, c:3 };</text:p>
      <text:p text:style-name="P7">var k = m.keys;</text:p>
      <text:p text:style-name="P7">k[0];</text:p>
      <text:p text:style-name="Code_20_output">a</text:p>
      <text:p text:style-name="P2"/>
      <text:p text:style-name="P7">var m = { a:1, b:2, c:3 };</text:p>
      <text:p text:style-name="P7">var k = m.keys;</text:p>
      <text:p text:style-name="P7">k[1];</text:p>
      <text:p text:style-name="Code_20_output">b</text:p>
      <text:p text:style-name="P2"/>
      <text:p text:style-name="P7">var m = { a:1, b:2, c:3 };</text:p>
      <text:p text:style-name="P7">var k = m.keys;</text:p>
      <text:p text:style-name="P7">k[2];</text:p>
      <text:p text:style-name="Code_20_output">c</text:p>
      <text:h text:style-name="Heading_20_2" text:outline-level="2">castTest1</text:h>
      <text:p text:style-name="P7">var l = [ "a", "b", "c" ];</text:p>
      <text:p text:style-name="P7">l.remove( 0 );</text:p>
      <text:p text:style-name="P7">l.size;</text:p>
      <text:p text:style-name="Code_20_output">2</text:p>
      <text:h text:style-name="P14" text:outline-level="2"><text:bookmark-start text:name="__DdeLink__500_503500990"/>Коментарии к функции<text:bookmark-end text:name="__DdeLink__500_503500990"/></text:h>
      <text:p text:style-name="P8">var testFun = /** testFun comment */ function( a, b ){ a + b }; </text:p>
      <text:p text:style-name="P8">testFun.comment</text:p>
      <text:p text:style-name="Code_20_output">testFun comment</text:p>
      <text:p text:style-name="P2"/>
      <text:p text:style-name="P8">var sumFun = /** sumFun comment */ function( a, b ){ a + b }; </text:p>
      <text:p text:style-name="P8">/** mulFun comment */ var mulFun = function( a, b ){ a * b }; </text:p>
      <text:p text:style-name="P8">sumFun.comment + mulFun.comment</text:p>
      <text:p text:style-name="Code_20_output">sumFun commentmulFun comment</text:p>
      <text:h text:style-name="P14" text:outline-level="2"><text:bookmark-start text:name="__DdeLink__502_503500990"/><text:bookmark-start text:name="__DdeLink__486_503500990"/>Операции сравнения<text:bookmark-end text:name="__DdeLink__502_503500990"/><text:bookmark-end text:name="__DdeLink__486_503500990"/></text:h>
      <text:p text:style-name="Code_20_input">1==1</text:p>
      <text:p text:style-name="Code_20_output">true</text:p>
      <text:p text:style-name="P3"/>
      <text:p text:style-name="Code_20_input">2&lt;&gt;1</text:p>
      <text:p text:style-name="Code_20_output">true</text:p>
      <text:p text:style-name="P3"/>
      <text:p text:style-name="Code_20_input">2&gt;1</text:p>
      <text:p text:style-name="Code_20_output">true</text:p>
      <text:p text:style-name="P3"/>
      <text:p text:style-name="Code_20_input">2&lt;1</text:p>
      <text:p text:style-name="Code_20_output">false</text:p>
      <text:p text:style-name="P3"/>
      <text:p text:style-name="Code_20_input">2&gt;=2</text:p>
      <text:p text:style-name="Code_20_output">true</text:p>
      <text:p text:style-name="P3"/>
      <text:p text:style-name="Code_20_input">2&gt;=1</text:p>
      <text:p text:style-name="Code_20_output">true</text:p>
      <text:p text:style-name="P3"/>
      <text:p text:style-name="Code_20_input">1&lt;=2</text:p>
      <text:p text:style-name="Code_20_output">true</text:p>
      <text:p text:style-name="P3"/>
      <text:p text:style-name="Code_20_input">1&lt;=1</text:p>
      <text:p text:style-name="Code_20_output">true</text:p>
      <text:p text:style-name="P3"/>
      <text:p text:style-name="Code_20_input">"abc" &lt; "def"</text:p>
      <text:p text:style-name="Code_20_output">true</text:p>
      <text:p text:style-name="P3"/>
      <text:p text:style-name="Code_20_input">"abc" == "def"</text:p>
      <text:p text:style-name="Code_20_output">false</text:p>
      <text:h text:style-name="P14" text:outline-level="2"><text:bookmark-start text:name="__DdeLink__504_503500990"/>Блок операций<text:bookmark-end text:name="__DdeLink__504_503500990"/></text:h>
      <text:p text:style-name="P9">{</text:p>
      <text:p text:style-name="P9"><text:tab/>1+2; </text:p>
      <text:p text:style-name="P9"><text:tab/>2+2</text:p>
      <text:p text:style-name="P9">}</text:p>
      <text:p text:style-name="Code_20_output">4</text:p>
      <text:p text:style-name="P3"/>
      <text:p text:style-name="P9">{</text:p>
      <text:p text:style-name="P9"><text:tab/>var a=1; </text:p>
      <text:p text:style-name="P9"><text:tab/>{</text:p>
      <text:p text:style-name="P9"><text:tab/><text:tab/>var a=2</text:p>
      <text:p text:style-name="P9"><text:tab/>}</text:p>
      <text:p text:style-name="P9"><text:tab/>a</text:p>
      <text:p text:style-name="P9">}</text:p>
      <text:p text:style-name="Code_20_output">1</text:p>
      <text:h text:style-name="P14" text:outline-level="2"><text:bookmark-start text:name="__DdeLink__518_503500990"/>Унарный минус<text:bookmark-end text:name="__DdeLink__518_503500990"/></text:h>
      <text:p text:style-name="Code_20_input"><text:bookmark-start text:name="__DdeLink__7151_503500990"/>-1+1</text:p>
      <text:p text:style-name="Code_20_output">0<text:bookmark-end text:name="__DdeLink__7151_503500990"/></text:p>
      <text:h text:style-name="P14" text:outline-level="2"><text:bookmark-start text:name="__DdeLink__520_503500990"/>Умножение, сложение, ...<text:bookmark-end text:name="__DdeLink__520_503500990"/></text:h>
      <text:p text:style-name="Code_20_input">(2+2-3)*4/2</text:p>
      <text:p text:style-name="Code_20_output">2</text:p>
      <text:p text:style-name="P3"/>
      <text:p text:style-name="Code_20_input">"abc" + "def"</text:p>
      <text:p text:style-name="Code_20_output">abcdef</text:p>
      <text:p text:style-name="P3"/>
      <text:p text:style-name="Code_20_input">13 % 10</text:p>
      <text:p text:style-name="Code_20_output">3</text:p>
      <text:h text:style-name="P14" text:outline-level="2"><text:bookmark-start text:name="__DdeLink__522_503500990"/>Логические операции<text:bookmark-end text:name="__DdeLink__522_503500990"/></text:h>
      <text:p text:style-name="Code_20_input">true and true</text:p>
      <text:p text:style-name="Code_20_output">true</text:p>
      <text:p text:style-name="P4"/>
      <text:p text:style-name="Code_20_input">true and false</text:p>
      <text:p text:style-name="Code_20_output">false</text:p>
      <text:p text:style-name="P4"/>
      <text:p text:style-name="Code_20_input">true and not false</text:p>
      <text:p text:style-name="Code_20_output">true</text:p>
      <text:p text:style-name="P4"/>
      <text:p text:style-name="Code_20_input">true or true</text:p>
      <text:p text:style-name="Code_20_output">true</text:p>
      <text:p text:style-name="P4"/>
      <text:p text:style-name="Code_20_input">true or false</text:p>
      <text:p text:style-name="Code_20_output">true</text:p>
      <text:p text:style-name="P4"/>
      <text:p text:style-name="Code_20_input">true xor true</text:p>
      <text:p text:style-name="Code_20_output">false</text:p>
      <text:p text:style-name="P4"/>
      <text:p text:style-name="Code_20_input">true xor false</text:p>
      <text:p text:style-name="Code_20_output">true</text:p>
      <text:p text:style-name="P4"/>
      <text:p text:style-name="Code_20_input">false xor true</text:p>
      <text:p text:style-name="Code_20_output">true</text:p>
      <text:p text:style-name="P4"/>
      <text:p text:style-name="Code_20_input">false xor false</text:p>
      <text:p text:style-name="Code_20_output">false</text:p>
      <text:h text:style-name="P14" text:outline-level="2"><text:bookmark-start text:name="__DdeLink__524_503500990"/>Присваивание<text:bookmark-end text:name="__DdeLink__524_503500990"/></text:h>
      <text:p text:style-name="Code_20_input">d = c = a * 3 + b</text:p>
      <text:p text:style-name="Code_20_output">5.0</text:p>
      <text:h text:style-name="Heading_20_2" text:outline-level="2"><text:bookmark-start text:name="__DdeLink__526_503500990"/>Проверка массивов<text:bookmark-end text:name="__DdeLink__526_503500990"/></text:h>
      <text:p text:style-name="P9">var lst = [ "str", "ing" ];</text:p>
      <text:p text:style-name="P9">lst[0] + lst[1]</text:p>
      <text:p text:style-name="Code_20_output">string</text:p>
      <text:p text:style-name="P5"/>
      <text:p text:style-name="P9">var lst = [ 1, 2 ];</text:p>
      <text:p text:style-name="P9">lst.length</text:p>
      <text:p text:style-name="Code_20_output">2</text:p>
      <text:h text:style-name="P14" text:outline-level="2"><text:bookmark-start text:name="__DdeLink__528_503500990"/>Определение <text:span text:style-name="T4">переменной</text:span><text:bookmark-end text:name="__DdeLink__528_503500990"/></text:h>
      <text:p text:style-name="Code_20_input">var newVar = 1 + 2</text:p>
      <text:p text:style-name="Code_20_output">3</text:p>
      <text:h text:style-name="P14" text:outline-level="2"><text:bookmark-start text:name="__DdeLink__530_503500990"/>Условный оператор<text:bookmark-end text:name="__DdeLink__530_503500990"/></text:h>
      <text:p text:style-name="Code_20_input">1&lt;2 ? "yes"</text:p>
      <text:p text:style-name="Code_20_output">yes</text:p>
      <text:p text:style-name="P5"/>
      <text:p text:style-name="Code_20_input">1&gt;2 ? "yes" : "no"</text:p>
      <text:p text:style-name="Code_20_output">no</text:p>
      <text:h text:style-name="P14" text:outline-level="2"><text:bookmark-start text:name="__DdeLink__532_503500990"/>Цикл<text:bookmark-end text:name="__DdeLink__532_503500990"/></text:h>
      <text:p text:style-name="P9">var i=0; </text:p>
      <text:p text:style-name="P9">while( i&lt;5 ) i=i+1; </text:p>
      <text:p text:style-name="P9">i</text:p>
      <text:p text:style-name="Code_20_output">5</text:p>
      <text:h text:style-name="Heading_20_2" text:outline-level="2">Вызов функции</text:h>
      <text:p text:style-name="Code_20_input">print( 1+2, "abc" )</text:p>
      <text:p text:style-name="Code_20_output">null</text:p>
      <text:p text:style-name="P5"/>
      <text:p text:style-name="Code_20_input">summa( 1, 2, 3 )</text:p>
      <text:p text:style-name="Code_20_output">6.0</text:p>
      <text:p text:style-name="P5"/>
      <text:p text:style-name="Code_20_input">external.add( 1, 2 )</text:p>
      <text:p text:style-name="Code_20_output">3.0</text:p>
      <text:p text:style-name="P5"/>
      <text:p text:style-name="Code_20_input">external.add( "con", "cat" )</text:p>
      <text:p text:style-name="Code_20_output">concat</text:p>
      <text:h text:style-name="Heading_20_2" text:outline-level="2">Вызов списка как функции</text:h>
      <text:p text:style-name="Code_20_input">var list = [ "a", "b", "c"];</text:p>
      <text:p text:style-name="Code_20_input">list( 0 );</text:p>
      <text:p text:style-name="Code_20_output">a</text:p>
      <text:p text:style-name="P5"/>
      <text:p text:style-name="Code_20_input">var list = [ "a", "b", "c"];</text:p>
      <text:p text:style-name="Code_20_input">list( 1 );</text:p>
      <text:p text:style-name="Code_20_input">b</text:p>
      <text:p text:style-name="P5"/>
      <text:p text:style-name="P9">var list = [ </text:p>
      <text:p text:style-name="P9"><text:tab/>[ "a", "a.1" ], </text:p>
      <text:p text:style-name="P9"><text:tab/>[ "b", "b.1" ], </text:p>
      <text:p text:style-name="P9"><text:tab/>[ "c", "c.1" ] </text:p>
      <text:p text:style-name="P9">];</text:p>
      <text:p text:style-name="Code_20_input">list( 0,1 );</text:p>
      <text:p text:style-name="Code_20_output">a.1</text:p>
      <text:p text:style-name="P5"/>
      <text:p text:style-name="P9">var list = [ </text:p>
      <text:p text:style-name="P9"><text:tab/>[ "a", "a.1" ], </text:p>
      <text:p text:style-name="P9"><text:tab/>[ "b", "b.1" ], </text:p>
      <text:p text:style-name="P9"><text:tab/>[ "c", "c.1" ] </text:p>
      <text:p text:style-name="P9">];</text:p>
      <text:p text:style-name="Code_20_input">list( 1,1 );</text:p>
      <text:p text:style-name="Code_20_output">b.1</text:p>
      <text:p text:style-name="P5"/>
      <text:h text:style-name="Heading_20_2" text:outline-level="2">Конвертирование в java примитвные типы (boolean, int, ...)</text:h>
      <text:p text:style-name="Code_20_input">external.And( true, true )</text:p>
      <text:p text:style-name="Code_20_output">true</text:p>
      <text:p text:style-name="P6"/>
      <text:p text:style-name="Code_20_input">external.summa( 1, 2, 3, 4, 5, 6 )</text:p>
      <text:p text:style-name="Code_20_output">21.0</text:p>
      <text:p text:style-name="P6"/>
      <text:p text:style-name="Code_20_input">external.concat( "abc", "def" )</text:p>
      <text:p text:style-name="Code_20_output">ad</text:p>
      <text:h text:style-name="Heading_20_2" text:outline-level="2">Тестирование создания функций</text:h>
      <text:p text:style-name="P9">var f1 = function( a, b ) a+b; </text:p>
      <text:p text:style-name="P9">f1( 1,2 )</text:p>
      <text:p text:style-name="Code_20_output">3</text:p>
      <text:p text:style-name="P6"/>
      <text:p text:style-name="P9">var f2 = function( a ) a &gt; 2 ? recursion( a-1 ) * a : a; </text:p>
      <text:p text:style-name="P9">f2( 4 )</text:p>
      <text:p text:style-name="Code_20_output">24</text:p>
      <text:h text:style-name="Heading_20_2" text:outline-level="2">Тестирование создания объектов</text:h>
      <text:p text:style-name="P9">var obj = { </text:p>
      <text:p text:style-name="P9"><text:tab/>a : 1+2, </text:p>
      <text:p text:style-name="P9"><text:tab/>b : "aa", </text:p>
      <text:p text:style-name="P9"><text:tab/>c : true, </text:p>
      <text:p text:style-name="P9"><text:tab/>d : function ( a, b ) { a + b } </text:p>
      <text:p text:style-name="P9">};</text:p>
      <text:p text:style-name="P9">obj.a</text:p>
      <text:p text:style-name="Code_20_output">3</text:p>
      <text:p text:style-name="P6"/>
      <text:p text:style-name="P9">var obj = { </text:p>
      <text:p text:style-name="P9"><text:tab/>a : 1+2, </text:p>
      <text:p text:style-name="P9"><text:tab/>b : "aa", </text:p>
      <text:p text:style-name="P9"><text:tab/>c : true, </text:p>
      <text:p text:style-name="P9"><text:tab/>d : function ( <text:span text:style-name="T5">self, </text:span>a, b ) { a + b } </text:p>
      <text:p text:style-name="P9">};</text:p>
      <text:p text:style-name="P9">obj.b</text:p>
      <text:p text:style-name="Code_20_output">aa</text:p>
      <text:p text:style-name="P6"/>
      <text:p text:style-name="P9">var obj = {</text:p>
      <text:p text:style-name="P9"><text:tab/>a : 1+2,</text:p>
      <text:p text:style-name="P9"><text:tab/>b : "aa",</text:p>
      <text:p text:style-name="P9"><text:tab/>c : true,</text:p>
      <text:p text:style-name="P9"><text:tab/>d : function ( <text:span text:style-name="T5">self, </text:span>a, b ) { a + b }</text:p>
      <text:p text:style-name="P9">};</text:p>
      <text:p text:style-name="P9">obj.c</text:p>
      <text:p text:style-name="Code_20_output">true</text:p>
      <text:p text:style-name="P6"/>
      <text:p text:style-name="P9">var obj = {</text:p>
      <text:p text:style-name="P9"><text:tab/>a : 1+2, </text:p>
      <text:p text:style-name="P9"><text:tab/>b : "aa", </text:p>
      <text:p text:style-name="P9"><text:tab/>c : true, </text:p>
      <text:p text:style-name="P9"><text:tab/>d : function ( self, a, b ) { a + b } </text:p>
      <text:p text:style-name="P9">};</text:p>
      <text:p text:style-name="P9">obj.d( 2, 3 )</text:p>
      <text:p text:style-name="Code_20_output">5</text:p>
      <text:p text:style-name="P6"/>
      <text:p text:style-name="P9">var obj = {</text:p>
      <text:p text:style-name="P9"><text:tab/>a : "str", </text:p>
      <text:p text:style-name="P9"><text:tab/>b : function ( self, c ){ self.a + c } </text:p>
      <text:p text:style-name="P9">};</text:p>
      <text:p text:style-name="P9">obj.b( "ing" )</text:p>
      <text:p text:style-name="Code_20_output">string</text:p>
      <text:h text:style-name="P14" text:outline-level="2"><text:bookmark-start text:name="__DdeLink__534_503500990"/>Цикл, рекурсия, ...<text:bookmark-end text:name="__DdeLink__534_503500990"/></text:h>
      <text:p text:style-name="P9">var a = 1;</text:p>
      <text:p text:style-name="P9">while( true ){</text:p>
      <text:p text:style-name="P9"><text:tab/>a = a + 1;</text:p>
      <text:p text:style-name="P9"><text:tab/>a &gt; 5 ? break</text:p>
      <text:p text:style-name="P9">}</text:p>
      <text:p text:style-name="P9">a</text:p>
      <text:p text:style-name="Code_20_output">6</text:p>
      <text:p text:style-name="P6"/>
      <text:p text:style-name="P9">var a = 1;</text:p>
      <text:p text:style-name="P9">var b = [];</text:p>
      <text:p text:style-name="P10">while( true ){</text:p>
      <text:p text:style-name="P10"><text:tab/>a = a + 1;</text:p>
      <text:p text:style-name="P10"><text:tab/>a &gt; 20 ? break;</text:p>
      <text:p text:style-name="P10"><text:tab/>a &gt; 5 ? continue;</text:p>
      <text:p text:style-name="P10"><text:tab/>b[b.length] = a</text:p>
      <text:p text:style-name="P10">}</text:p>
      <text:p text:style-name="P10">b</text:p>
      <text:p text:style-name="Code_20_output">[2, 3, 4, 5]</text:p>
      <text:p text:style-name="P6"/>
      <text:p text:style-name="P10">var f1 = function( a ){</text:p>
      <text:p text:style-name="P10"><text:tab/>a &gt; 5 ? return a + a;</text:p>
      <text:p text:style-name="P10"><text:tab/>a &lt; 0 ? return a — a;</text:p>
      <text:p text:style-name="P10"><text:tab/>a * a</text:p>
      <text:p text:style-name="P10">}</text:p>
      <text:p text:style-name="P10">f1( 6 ) + f1( -2 ) + f1( 1 )</text:p>
      <text:p text:style-name="Code_20_output">13</text:p>
      <text:h text:style-name="Heading_20_2" text:outline-level="2"><text:bookmark-start text:name="__DdeLink__536_503500990"/>Тестирование try / catch<text:bookmark-end text:name="__DdeLink__536_503500990"/></text:h>
      <text:p text:style-name="P10">try { </text:p>
      <text:p text:style-name="P10"><text:tab/>error( "message" ); </text:p>
      <text:p text:style-name="P10">} </text:p>
      <text:p text:style-name="P10">catch( e ) {</text:p>
      <text:p text:style-name="P10"><text:tab/>print( e.getMessage() ); </text:p>
      <text:p text:style-name="P10"><text:tab/>e.getMessage(); </text:p>
      <text:p text:style-name="P10">}</text:p>
      <text:p text:style-name="Code_20_output">message</text:p>
      <text:p text:style-name="P6"/>
      <text:p text:style-name="P10">try { </text:p>
      <text:p text:style-name="P10"><text:tab/>throw "abc"; </text:p>
      <text:p text:style-name="P10">} </text:p>
      <text:p text:style-name="P10">catch( e ) { </text:p>
      <text:p text:style-name="P10"><text:tab/>print( e ); </text:p>
      <text:p text:style-name="P10"><text:tab/>"ok:"+e; </text:p>
      <text:p text:style-name="P10">}</text:p>
      <text:p text:style-name="Code_20_output">ok:abc</text:p>
      <text:p text:style-name="P6"/>
      <text:p text:style-name="P10">var fact = function( x ) {</text:p>
      <text:p text:style-name="P10"><text:tab/>if ( x &lt; 0 ) throw "factorial ("+x+") error";</text:p>
      <text:p text:style-name="P10"><text:tab/>if ( x &gt; 1 ) recursion( x-1 ) * x else 1;</text:p>
      <text:p text:style-name="P10">};</text:p>
      <text:p text:style-name="P10">try {</text:p>
      <text:p text:style-name="P10"><text:tab/>fact( -2 );</text:p>
      <text:p text:style-name="P10">}</text:p>
      <text:p text:style-name="P10">catch( e ) { </text:p>
      <text:p text:style-name="P10"><text:tab/>print( e ); </text:p>
      <text:p text:style-name="P10"><text:tab/>"ok"; </text:p>
      <text:p text:style-name="P10">}</text:p>
      <text:p text:style-name="Code_20_output">ok</text:p>
      <text:h text:style-name="Heading_20_2" text:outline-level="2">readJREProperties</text:h>
      <text:p text:style-name="Code_20_input">obj.field</text:p>
      <text:p text:style-name="Code_20_output">123</text:p>
      <text:p text:style-name="P6"/>
      <text:p text:style-name="Code_20_input">obj.prop</text:p>
      <text:p text:style-name="Code_20_output">abc</text:p>
      <text:p text:style-name="P6"/>
      <text:p text:style-name="P10">obj.prop = "12345"; </text:p>
      <text:p text:style-name="P10">obj.prop</text:p>
      <text:p text:style-name="Code_20_output">12345</text:p>
      <text:h text:style-name="P14" text:outline-level="2"><text:bookmark-start text:name="__DdeLink__538_503500990"/>FOR Тестирование итераций<text:bookmark-end text:name="__DdeLink__538_503500990"/></text:h>
      <text:p text:style-name="P10">var src = [ 1 , 2 , 3 ]; </text:p>
      <text:p text:style-name="P10">var sum = 0; </text:p>
      <text:p text:style-name="P10">for( v in src ) { </text:p>
      <text:p text:style-name="P10"><text:tab/>sum = sum + v; </text:p>
      <text:p text:style-name="P10">}</text:p>
      <text:p text:style-name="P10">sum</text:p>
      <text:p text:style-name="Code_20_output">6</text:p>
      <text:p text:style-name="P6"/>
      <text:p text:style-name="Code_20_input">var src = {</text:p>
      <text:p text:style-name="Code_20_input"><text:tab/>idx : 0,</text:p>
      <text:p text:style-name="Code_20_input"><text:tab/>hasNext : function( self ) { self.idx &lt; 5 },</text:p>
      <text:p text:style-name="P10"><text:tab/>next : function( self ) { </text:p>
      <text:p text:style-name="P10"><text:tab/><text:tab/>self.idx = self.idx + 1;</text:p>
      <text:p text:style-name="P10"><text:tab/><text:tab/>self.idx </text:p>
      <text:p text:style-name="P10"><text:tab/>}</text:p>
      <text:p text:style-name="Code_20_input">};</text:p>
      <text:p text:style-name="Code_20_input">var sum = 0;</text:p>
      <text:p text:style-name="Code_20_input">for( v in src ) {</text:p>
      <text:p text:style-name="Code_20_input"><text:tab/>sum = sum + v;</text:p>
      <text:p text:style-name="Code_20_input">}</text:p>
      <text:p text:style-name="Code_20_input">sum</text:p>
      <text:p text:style-name="P12">15</text:p>
      <text:h text:style-name="P14" text:outline-level="2"><text:bookmark-start text:name="__DdeLink__552_503500990"/>Конвертирование java чисел<text:bookmark-end text:name="__DdeLink__552_503500990"/></text:h>
      <text:p text:style-name="P11">var a = 1; </text:p>
      <text:p text:style-name="P11">a.intValue()</text:p>
      <text:p text:style-name="Code_20_output">1</text:p>
      <text:p text:style-name="P6"/>
      <text:p text:style-name="P11">var a = 2; </text:p>
      <text:p text:style-name="P11">a.doubleValue()</text:p>
      <text:p text:style-name="Code_20_output">2.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Courier 10 Pitch" svg:font-family="'Courier 10 Pitch'" style:font-adornments="Обычный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Thorndale AMT" svg:font-family="'Thorndale AMT'" style:font-family-generic="roman" style:font-pitch="variable"/>
    <style:font-face style:name="Times New Roman" svg:font-family="'Times New Roman'" style:font-adornments="cursiv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ru" fo:country="RU" style:letter-kerning="true" style:font-name-asian="Arial" style:font-size-asian="10.5pt" style:language-asian="zxx" style:country-asian="none" style:font-name-complex="Arial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ru" fo:country="RU" style:letter-kerning="true" style:font-name-asian="Arial" style:font-size-asian="10.5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 style:master-page-name="">
      <style:paragraph-properties fo:margin-left="0cm" fo:margin-right="0cm" fo:margin-top="0cm" fo:margin-bottom="0.212cm" loext:contextual-spacing="false" fo:text-align="justify" style:justify-single-word="false" fo:orphans="0" fo:widows="0" fo:text-indent="0cm" style:auto-text-indent="false" style:page-number="auto" fo:background-color="transparent" style:shadow="none" fo:keep-with-next="auto">
        <style:tab-stops/>
        <style:drop-cap/>
        <style:background-image/>
      </style:paragraph-properties>
      <style:text-properties fo:font-size="13pt" fo:letter-spacing="normal" style:font-size-asian="10.5pt"/>
    </style:style>
    <style:style style:name="Title" style:family="paragraph" style:parent-style-name="Standard" style:next-style-name="Первый_20_абзац" style:class="chapter" style:master-page-name="">
      <style:paragraph-properties fo:margin-left="0cm" fo:margin-right="0cm" fo:margin-top="0.423cm" fo:margin-bottom="0.212cm" loext:contextual-spacing="false" fo:orphans="0" fo:widows="0" fo:text-indent="0cm" style:auto-text-indent="false" style:page-number="auto" style:shadow="none" fo:keep-with-next="always"/>
      <style:text-properties style:font-name="Times New Roman" fo:font-family="'Times New Roman'" style:font-style-name="cursiva" style:font-family-generic="roman" style:font-pitch="variable" fo:font-size="14pt" fo:font-style="italic" fo:font-weight="bold" style:font-name-asian="Arial" style:font-family-asian="Arial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de" style:family="paragraph" style:parent-style-name="Standard" style:auto-update="true" style:list-style-name="" style:master-page-name="">
      <style:paragraph-properties fo:margin-left="0cm" fo:margin-right="0cm" fo:margin-top="0.3cm" fo:margin-bottom="0.4cm" loext:contextual-spacing="true" fo:text-align="start" style:justify-single-word="false" fo:text-indent="0cm" style:auto-text-indent="false" style:page-number="auto" fo:background-color="transparent" fo:padding="0.101cm" fo:border-left="2.49pt solid #000000" fo:border-right="none" fo:border-top="none" fo:border-bottom="none" style:shadow="none" style:text-autospace="none">
        <style:tab-stops>
          <style:tab-stop style:position="0.75cm"/>
          <style:tab-stop style:position="1.499cm"/>
          <style:tab-stop style:position="2.251cm"/>
          <style:tab-stop style:position="3cm"/>
          <style:tab-stop style:position="3.75cm"/>
          <style:tab-stop style:position="4.5cm"/>
        </style:tab-stops>
        <style:background-image/>
      </style:paragraph-properties>
      <style:text-properties style:font-name="Courier 10 Pitch" fo:font-family="'Courier 10 Pitch'" style:font-style-name="Обычный" style:font-pitch="fixed" fo:font-size="9pt" fo:font-style="normal" fo:font-weight="normal" style:font-name-asian="FreeMono" style:font-family-asian="FreeMono" style:font-family-generic-asian="modern" style:font-pitch-asian="fixed" style:font-size-asian="9pt" style:font-name-complex="FreeMono" style:font-family-complex="FreeMono" style:font-family-generic-complex="modern" style:font-pitch-complex="fixed" style:font-size-complex="9pt"/>
    </style:style>
    <style:style style:name="Heading_20_2" style:display-name="Heading 2" style:family="paragraph" style:parent-style-name="Title" style:next-style-name="Первый_20_абзац" style:auto-update="true" style:default-outline-level="2" style:class="text" style:master-page-name="">
      <style:paragraph-properties fo:orphans="2" fo:widows="2" style:page-number="auto" fo:background-color="transparent" fo:padding="0cm" fo:border="none" style:shadow="none" style:join-border="false">
        <style:background-image/>
      </style:paragraph-properties>
      <style:text-properties fo:font-size="22pt"/>
    </style:style>
    <style:style style:name="Heading_20_1" style:display-name="Heading 1" style:family="paragraph" style:parent-style-name="Title" style:next-style-name="Первый_20_абзац" style:auto-update="true" style:default-outline-level="1" style:class="text" style:master-page-name="">
      <style:paragraph-properties fo:orphans="0" fo:widows="0" style:page-number="auto" fo:break-before="auto" fo:break-after="auto" fo:keep-with-next="auto"/>
      <style:text-properties fo:font-size="26pt"/>
    </style:style>
    <style:style style:name="Heading_20_3" style:display-name="Heading 3" style:family="paragraph" style:parent-style-name="Title" style:next-style-name="Первый_20_абзац" style:auto-update="true" style:default-outline-level="3" style:class="text" style:master-page-name="">
      <style:paragraph-properties style:page-number="auto" fo:padding="0cm" fo:border="none" style:shadow="none" style:join-border="false"/>
      <style:text-properties fo:font-size="18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next-style-name="Text_20_body" style:auto-update="true" style:class="text" style:master-page-name="">
      <style:paragraph-properties fo:margin-left="0cm" fo:margin-right="0cm" fo:margin-top="0cm" fo:margin-bottom="0cm" loext:contextual-spacing="false" fo:text-indent="0cm" style:auto-text-indent="false" style:page-number="auto" fo:background-color="transparent">
        <style:drop-cap style:lines="2" style:distance="0.101cm"/>
        <style:background-image/>
      </style:paragraph-properties>
      <style:text-properties style:font-size-asian="10.5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Title" style:next-style-name="Первый_20_абзац" style:auto-update="true" style:default-outline-level="4" style:class="text">
      <style:paragraph-properties fo:padding="0cm" fo:border="none" style:shadow="none" style:join-border="false"/>
      <style:text-properties fo:font-size="16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First_20_line_20_indent" style:auto-update="true" style:default-outline-level="5" style:class="text">
      <style:paragraph-properties fo:padding="0cm" fo:border="none" style:shadow="none"/>
      <style:text-properties fo:font-size="16pt" fo:font-weight="bold" style:font-size-asian="85%" style:font-weight-asian="bold" style:font-size-complex="8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Footer" style:family="paragraph" style:parent-style-name="Standard" style:class="extra">
      <style:paragraph-properties fo:padding="0cm" fo:border="none" style:shadow="none" text:number-lines="false" text:line-number="0">
        <style:tab-stops>
          <style:tab-stop style:position="8.2cm" style:type="center"/>
          <style:tab-stop style:position="16.401cm" style:type="right"/>
        </style:tab-stops>
      </style:paragraph-properties>
    </style:style>
    <style:style style:name="Первый_20_абзац" style:display-name="Первый абзац" style:family="paragraph" style:parent-style-name="Text_20_body" style:next-style-name="Text_20_body" style:auto-update="true" style:class="text">
      <style:paragraph-properties fo:margin-left="0cm" fo:margin-right="0cm" fo:margin-top="0cm" fo:margin-bottom="0cm" loext:contextual-spacing="false" fo:text-indent="0cm" style:auto-text-indent="false">
        <style:drop-cap style:lines="2" style:distance="0.199cm"/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Code_20_with_20_indents" style:display-name="Code with indents" style:family="paragraph" style:parent-style-name="Code" style:list-style-name=""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fo:padding="0.101cm" fo:border-left="2.49pt solid #000000" fo:border-right="none" fo:border-top="none" fo:border-bottom="none" style:shadow="none" style:text-autospace="none">
        <style:background-image/>
      </style:paragraph-properties>
    </style:style>
    <style:style style:name="Code_20_input" style:display-name="Code input" style:family="paragraph" style:parent-style-name="Code_20_with_20_indents" style:auto-update="true" style:master-page-name="">
      <style:paragraph-properties style:page-number="auto" style:border-line-width-left="0.088cm 0.088cm 0.088cm" fo:padding="0.101cm" fo:border-left="7.51pt double #6666ff" fo:border-right="none" fo:border-top="none" fo:border-bottom="none" style:shadow="none"/>
      <style:text-properties style:font-name="Liberation Mono" fo:font-family="'Liberation Mono'" style:font-style-name="Обычный" style:font-family-generic="modern" style:font-pitch="fixed"/>
    </style:style>
    <style:style style:name="Code_20_output" style:display-name="Code output" style:family="paragraph" style:parent-style-name="Code_20_with_20_indents" style:auto-update="true" style:master-page-name="">
      <style:paragraph-properties style:page-number="auto" fo:background-color="#e6e6e6" style:border-line-width-left="0.088cm 0.088cm 0.088cm" fo:padding="0.049cm" fo:border-left="7.51pt double #99ff66" fo:border-right="none" fo:border-top="none" fo:border-bottom="none" style:shadow="none" style:join-border="true">
        <style:background-image/>
      </style:paragraph-properties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rop_20_Caps" style:display-name="Drop Caps" style:family="text"/>
    <style:style style:name="User_20_Entry" style:display-name="User Entry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Code_20_Comment" style:display-name="Code Comment" style:family="text">
      <style:text-properties style:font-name="Courier 10 Pitch" fo:font-family="'Courier 10 Pitch'" style:font-style-name="Обычный" style:font-pitch="fixed" fo:font-size="9pt" fo:font-style="italic" fo:font-weight="normal" style:font-name-asian="FreeMono" style:font-family-asian="FreeMono" style:font-family-generic-asian="modern" style:font-pitch-asian="fixed" style:font-size-asian="9pt" style:font-name-complex="FreeMono" style:font-family-complex="FreeMono" style:font-family-generic-complex="modern" style:font-pitch-complex="fixed" style:font-size-complex="9pt"/>
    </style:style>
    <style:style style:name="Code_20_Input" style:display-name="Code Input" style:family="text">
      <style:text-properties style:font-name="Courier 10 Pitch" fo:font-family="'Courier 10 Pitch'" style:font-style-name="Обычный" style:font-pitch="fixed" fo:font-size="9pt" fo:font-style="normal" fo:font-weight="bold" style:font-name-asian="FreeMono" style:font-family-asian="FreeMono" style:font-family-generic-asian="modern" style:font-pitch-asian="fixed" style:font-size-asian="9pt" style:font-name-complex="FreeMono" style:font-family-complex="FreeMono" style:font-family-generic-complex="modern" style:font-pitch-complex="fixed" style:font-size-complex="9pt"/>
    </style:style>
    <style:style style:name="Code_20_Key_20_Word" style:display-name="Code Key Word" style:family="text">
      <style:text-properties style:font-name="Courier 10 Pitch" fo:font-family="'Courier 10 Pitch'" style:font-style-name="Обычный" style:font-pitch="fixed" fo:font-size="9pt" fo:font-style="italic" fo:font-weight="bold" style:font-name-asian="FreeMono" style:font-family-asian="FreeMono" style:font-family-generic-asian="modern" style:font-pitch-asian="fixed" style:font-size-asian="9pt" style:font-name-complex="FreeMono" style:font-family-complex="FreeMono" style:font-family-generic-complex="modern" style:font-pitch-complex="fixed" style:font-size-complex="9pt"/>
    </style:style>
    <style:style style:name="Numbering_20_Symbols" style:display-name="Numbering Symbols" style:family="text"/>
    <style:style style:name="Code_20_string_20_const" style:display-name="Code string const" style:family="text">
      <style:text-properties fo:color="#5e11a6" style:font-name="Courier 10 Pitch" fo:font-family="'Courier 10 Pitch'" style:font-style-name="Обычный" style:font-pitch="fixed" fo:font-size="9pt" fo:font-style="normal" fo:font-weight="bold" style:font-name-asian="FreeMono" style:font-family-asian="FreeMono" style:font-family-generic-asian="modern" style:font-pitch-asian="fixed" style:font-size-asian="9pt" style:font-name-complex="FreeMono" style:font-family-complex="FreeMono" style:font-family-generic-complex="modern" style:font-pitch-complex="fixed" style:font-size-complex="9pt"/>
    </style:style>
    <style:style style:name="Code_20_output" style:display-name="Code output" style:family="text">
      <style:text-properties fo:color="#000080" style:font-name="Courier 10 Pitch" fo:font-family="'Courier 10 Pitch'" style:font-style-name="Обычный" style:font-pitch="fixed" fo:font-size="9pt" fo:font-style="normal" fo:font-weight="normal" style:font-name-asian="FreeMono" style:font-family-asian="FreeMono" style:font-family-generic-asian="modern" style:font-pitch-asian="fixed" style:font-size-asian="9pt" style:font-name-complex="FreeMono" style:font-family-complex="FreeMono" style:font-family-generic-complex="modern" style:font-pitch-complex="fixed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style:border-line-width-bottom="0.002cm 0.088cm 0.035cm" fo:padding="0cm" fo:border-left="none" fo:border-right="none" fo:border-top="none" fo:border-bottom="3.54pt double #000000" style:shadow="none"/>
      <style:text-properties fo:font-style="italic" style:font-style-asian="italic" style:font-style-complex="italic"/>
    </style:style>
    <style:style style:name="MT1" style:family="text">
      <style:text-properties fo:color="#000000" style:text-underline-style="none"/>
    </style:style>
    <style:style style:name="MT2" style:family="text">
      <style:text-properties fo:font-style="normal" style:font-style-asian="normal" style:font-style-complex="normal"/>
    </style:style>
    <style:style style:name="MT3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.3cm" fo:margin-bottom="3.5cm" fo:margin-left="2.3cm" fo:margin-right="2.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<text:a xlink:type="simple" xlink:href="https://code.google.com/p/jgef/" text:style-name="Internet_20_link" text:visited-style-name="Visited_20_Internet_20_Link"><text:span text:style-name="MT1">https://code.google.com/p/jgef/</text:span></text:a><text:tab/><text:span text:style-name="MT2"><text:chapter text:display="name" text:outline-level="1"/></text:span><text:tab/>от <text:modification-date style:data-style-name="N84">2014-09-15</text:modification-date></text:p>
      </style:header>
      <style:footer>
        <text:p text:style-name="Footer"><text:tab/><text:tab/><text:span text:style-name="MT3"><text:page-number text:select-page="current">0</text:page-number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13T11:48:07</meta:creation-date>
    <meta:editing-duration>PT6H57S</meta:editing-duration>
    <meta:editing-cycles>38</meta:editing-cycles>
    <meta:generator>LibreOffice/4.3.1.2$Linux_X86_64 LibreOffice_project/958349dc3b25111dbca392fbc281a05559ef6848</meta:generator>
    <meta:initial-creator>gocha </meta:initial-creator>
    <dc:date>2014-09-15T16:38:57.592468524</dc:date>
    <dc:creator>Георгий Павлович Камнев</dc:creator>
    <meta:document-statistic meta:table-count="0" meta:image-count="0" meta:object-count="0" meta:page-count="1" meta:paragraph-count="307" meta:word-count="906" meta:character-count="3642" meta:non-whitespace-character-count="2914"/>
    <meta:template xlink:type="simple" xlink:actuate="onRequest" xlink:title="Печатный односторонний вариант 1-1" xlink:href="../../../../../.openoffice.org/3/user/template/Печатный%20односторонний%20вариант%201-1.ott" meta:date="2011-01-13T11:48:05"/>
  </office:meta>
</office:document-meta>
</file>